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1a7d" officeooo:paragraph-rsid="00199019"/>
    </style:style>
    <style:style style:name="P2" style:family="paragraph" style:parent-style-name="Standard">
      <style:text-properties officeooo:rsid="00199019" officeooo:paragraph-rsid="00199019"/>
    </style:style>
    <style:style style:name="P3" style:family="paragraph" style:parent-style-name="Standard">
      <style:text-properties officeooo:rsid="001b8d69" officeooo:paragraph-rsid="001b8d69"/>
    </style:style>
    <style:style style:name="P4" style:family="paragraph" style:parent-style-name="Standard">
      <style:text-properties officeooo:rsid="001c557e" officeooo:paragraph-rsid="001c557e"/>
    </style:style>
    <style:style style:name="P5" style:family="paragraph" style:parent-style-name="Standard">
      <style:text-properties officeooo:rsid="00199019" officeooo:paragraph-rsid="00199019"/>
    </style:style>
    <style:style style:name="P6" style:family="paragraph" style:parent-style-name="Standard">
      <style:text-properties officeooo:rsid="001e69f0" officeooo:paragraph-rsid="001e69f0"/>
    </style:style>
    <style:style style:name="P7" style:family="paragraph" style:parent-style-name="Standard">
      <style:text-properties officeooo:rsid="001c557e" officeooo:paragraph-rsid="001e69f0"/>
    </style:style>
    <style:style style:name="P8" style:family="paragraph" style:parent-style-name="Standard">
      <style:text-properties officeooo:rsid="001c557e" officeooo:paragraph-rsid="001c557e"/>
    </style:style>
    <style:style style:name="P9" style:family="paragraph" style:parent-style-name="Standard">
      <style:paragraph-properties fo:text-align="center" style:justify-single-word="false"/>
      <style:text-properties fo:font-size="36pt" officeooo:rsid="001f1999" officeooo:paragraph-rsid="001f1999" style:font-size-asian="36pt" style:font-size-complex="36pt"/>
    </style:style>
    <style:style style:name="P10" style:family="paragraph" style:parent-style-name="Standard">
      <style:paragraph-properties fo:text-align="end" style:justify-single-word="false"/>
      <style:text-properties fo:font-size="18pt" officeooo:rsid="001f1999" officeooo:paragraph-rsid="001f1999" style:font-size-asian="15.75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officeooo:rsid="001f1999" officeooo:paragraph-rsid="001f1999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officeooo:rsid="001f1999" officeooo:paragraph-rsid="001f1999" style:font-size-asian="18pt" style:font-size-complex="18pt"/>
    </style:style>
    <style:style style:name="P13" style:family="paragraph" style:parent-style-name="Standard">
      <style:text-properties officeooo:rsid="001f24dc" officeooo:paragraph-rsid="001f24dc"/>
    </style:style>
    <style:style style:name="P14" style:family="paragraph" style:parent-style-name="Standard">
      <style:paragraph-properties fo:break-before="page"/>
      <style:text-properties officeooo:rsid="00199019" officeooo:paragraph-rsid="00199019"/>
    </style:style>
    <style:style style:name="P15" style:family="paragraph" style:parent-style-name="Standard">
      <style:paragraph-properties fo:break-before="page"/>
      <style:text-properties officeooo:rsid="00191a7d" officeooo:paragraph-rsid="001b8d69"/>
    </style:style>
    <style:style style:name="P16" style:family="paragraph" style:parent-style-name="Standard">
      <style:paragraph-properties fo:break-before="page"/>
      <style:text-properties officeooo:rsid="001f24dc" officeooo:paragraph-rsid="001f24dc"/>
    </style:style>
    <style:style style:name="T1" style:family="text">
      <style:text-properties officeooo:rsid="00199019"/>
    </style:style>
    <style:style style:name="T2" style:family="text">
      <style:text-properties officeooo:rsid="001b8d69"/>
    </style:style>
    <style:style style:name="T3" style:family="text">
      <style:text-properties officeooo:rsid="001cdecc"/>
    </style:style>
    <style:style style:name="T4" style:family="text">
      <style:text-properties officeooo:rsid="001e69f0"/>
    </style:style>
    <style:style style:name="T5" style:family="text">
      <style:text-properties officeooo:rsid="001c557e"/>
    </style:style>
    <style:style style:name="T6" style:family="text">
      <style:text-properties officeooo:rsid="001f24d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>MIPS Machine Trace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Bradley Gavan</text:p>
      <text:p text:style-name="P10">CS3725</text:p>
      <text:p text:style-name="P10">HW2 + HW3</text:p>
      <text:p text:style-name="P10">February 18, 2016</text:p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</text:index-body>
      </text:table-of-content>
      <text:p text:style-name="P12">Front page – 1</text:p>
      <text:p text:style-name="P12">Table of Contents -2</text:p>
      <text:p text:style-name="P12">User Guide – 3</text:p>
      <text:p text:style-name="P12">Program Structure – 4</text:p>
      <text:p text:style-name="P12">MIPS.java Code – 5-18</text:p>
      <text:p text:style-name="P12">MIPStester.java Code – 19-20</text:p>
      <text:p text:style-name="P12">Test result – 21-<text:span text:style-name="T6">28</text:span></text:p>
      <text:p text:style-name="P15"><text:span text:style-name="T2">(ii)<text:tab/></text:span>This MIPS program is written in Java. <text:s/>There are two files, MIPS.java and MIPStester.java. <text:s/>MIPS.java is the class file and outlines the functionality of a MIPS machine. <text:s/>It contains a memory of 30 registers, defined as an int[] array and has methods to do the following instructions: add, sub, lw, sw, beq. <text:s/><text:span text:style-name="T1">The MIPStester is where the program will actually be run. <text:s/>A MIPS object is created, register values R1 to R30 are read from a file (a test file is provided) and instructions can be given. <text:s/>An instruction is given in the format &lt; opcode &gt;&lt; operand1 &gt;&lt; operand2 &gt;&lt; operand3 &gt;. </text:span></text:p>
      <text:p text:style-name="P1"/>
      <text:p text:style-name="P2">Example: &lt;32&gt;&lt;4&gt;&lt;5&gt;&lt;6&gt; <text:s/>(add $4, $5, $6).</text:p>
      <text:p text:style-name="P2"/>
      <text:p text:style-name="P6">Supported instructions are: </text:p>
      <text:p text:style-name="P6"><text:span text:style-name="T5"><text:tab/>add </text:span>$1,$2,$3 (opcode = 32)</text:p>
      <text:p text:style-name="P7"><text:tab/>sub <text:span text:style-name="T4">$1,$2,$3 (opcode = 34)</text:span></text:p>
      <text:p text:style-name="P7"><text:tab/>lw <text:span text:style-name="T4">$1,100($2) (opcode = 35)</text:span></text:p>
      <text:p text:style-name="P7"><text:tab/>sw <text:span text:style-name="T4">$1,100($2) (opcode = 43)</text:span></text:p>
      <text:p text:style-name="P7"><text:tab/>be<text:span text:style-name="T3">q $1,$2,100 (opcode = 4)</text:span></text:p>
      <text:p text:style-name="P2"/>
      <text:p text:style-name="P2">Once an instruction is given, it is executed and the relevant information from each stage and buffer is given. <text:s/>The program will continue looking for instruction to process until “0” is entered, at which point the program will end. <text:s/>To generate the register values, a text file should be created holding the values (in order) of R1 to R30. <text:s/>The format that they should be written in is “&lt;value&gt;” and each value should be seperated by whitespace. <text:s/>An example of this can be found in the provided file “<text:span text:style-name="T4">register</text:span>.txt”. <text:s/><text:span text:style-name="T4">Also a memory array is created, holding 64 zero values. <text:s/>The register and memory values will be printed upon termination of the program.<text:line-break/></text:span></text:p>
      <text:p text:style-name="P14"/>
      <text:p text:style-name="P2"/>
      <text:p text:style-name="P3">(iii)<text:tab/>The program is written in Java and seperated into a class file (MIPS.java) and an implementation file (MIPStester.java). <text:s/>MIPStester asks for a file to provide values for the MIPS register and stores them in an array. <text:s/>An instance of a MIPS object is then created, taking the register values array as an argument. <text:s/>Now that the MIPS machine is created and has registers values (R1-R30), instruction can be given. <text:s/>Instructions will continue to be accepted until “0” is given as an instruction. See the User's guide for the format of the instruction. <text:s/>The funct value is then checked by a switch statement and the appropriate method is called. <text:s/>These methods are defined in the MIPS class file. They include :</text:p>
      <text:p text:style-name="P4"><text:tab/>add(int, int, int)</text:p>
      <text:p text:style-name="P4"><text:tab/>sub(int, int, int)</text:p>
      <text:p text:style-name="P4"><text:tab/>lw(int, int, int)</text:p>
      <text:p text:style-name="P4"><text:tab/>sw(int, int, int)</text:p>
      <text:p text:style-name="P4"><text:tab/>be<text:span text:style-name="T3">q</text:span>(int, int, int)</text:p>
      <text:p text:style-name="P4"/>
      <text:p text:style-name="P4">Each of the above functions simulate the stages and buffers found in a MIPS machine. <text:s/>As they go through, they print the semantics of the instrucition followed by the relevant data paths, control signals, and buffers to the console, <text:span text:style-name="T3">updating the registers as needed.</text:span></text:p>
      <text:p text:style-name="P16">Enter instruction in the format:</text:p>
      <text:p text:style-name="P13"><text:s/>&lt;opcode&gt;&lt;operand1&gt;&lt;operand2&gt;&lt;operand3&gt;</text:p>
      <text:p text:style-name="P13">&lt;32&gt;&lt;4&gt;&lt;5&gt;&lt;6&gt;</text:p>
      <text:p text:style-name="P13">32</text:p>
      <text:p text:style-name="P13">4</text:p>
      <text:p text:style-name="P13">5</text:p>
      <text:p text:style-name="P13">6</text:p>
      <text:p text:style-name="P13"/>
      <text:p text:style-name="P13">Semantics: $4 = $5 + $6</text:p>
      <text:p text:style-name="P13"/>
      <text:p text:style-name="P13">IF Stage:</text:p>
      <text:p text:style-name="P13">Read address: 0</text:p>
      <text:p text:style-name="P13"/>
      <text:p text:style-name="P13">IF/ID buffer</text:p>
      <text:p text:style-name="P13">+----------------------------------------+</text:p>
      <text:p text:style-name="P13">| op | rs | rt | rd | shamt | funct | PC |</text:p>
      <text:p text:style-name="P13">+----+----+----+----+-------+------------+</text:p>
      <text:p text:style-name="P13">| 0 <text:s/>| 5 <text:s/>| 6 <text:s/>| 4 <text:s/>| <text:s text:c="2"/>0 <text:s text:c="2"/>| <text:s text:c="2"/>32 <text:s/>| 4 <text:s/>|</text:p>
      <text:p text:style-name="P13">+----------------------------------------+</text:p>
      <text:p text:style-name="P13"/>
      <text:p text:style-name="P13">ID Stage</text:p>
      <text:p text:style-name="P13">readRegister1: 5</text:p>
      <text:p text:style-name="P13">readRegister2: 6</text:p>
      <text:p text:style-name="P13">writeRegister: 4</text:p>
      <text:p text:style-name="P13">Readdata1: 6</text:p>
      <text:p text:style-name="P13">Readdata2: 7</text:p>
      <text:p text:style-name="P13"/>
      <text:p text:style-name="P13">Control Signal Vector</text:p>
      <text:p text:style-name="P13">+-----------------------------------------------------------------------------------------------+</text:p>
      <text:p text:style-name="P13">| <text:s text:c="11"/>Execution Stage <text:s text:c="11"/>| <text:s text:c="8"/>Memory Stage <text:s text:c="9"/>| Write Back Stage <text:s text:c="5"/>|</text:p>
      <text:p text:style-name="P13">+---------------------------------------+-------------------+-----------------------------------+</text:p>
      <text:p text:style-name="P13">| Reg Dst | ALU Op1 | ALU Op0 | ALU Src | Branch | Mem Read | Mem Write | Reg Write | MemToReg <text:s/>|</text:p>
      <text:p text:style-name="P13">+---------+---------+---------+---------+--------+----------+-----------+-----------+-----------+</text:p>
      <text:p text:style-name="P13">| <text:s text:c="3"/>1 <text:s text:c="3"/>| <text:s text:c="3"/>1 <text:s text:c="3"/>| <text:s text:c="3"/>0 <text:s text:c="3"/>| <text:s text:c="3"/>0 <text:s text:c="3"/>| <text:s text:c="3"/>0 <text:s text:c="2"/>| <text:s text:c="4"/>0 <text:s text:c="3"/>| <text:s text:c="4"/>0 <text:s text:c="4"/>| <text:s text:c="5"/>1 <text:s text:c="3"/>| <text:s text:c="4"/>0 <text:s text:c="4"/>|</text:p>
      <text:p text:style-name="P13">+-----------------------------------------------------------------------------------------------+</text:p>
      <text:p text:style-name="P13"/>
      <text:p text:style-name="P13">ID/EX buffer</text:p>
      <text:p text:style-name="P13">+---------------------------------------------------------------------------------------------+</text:p>
      <text:p text:style-name="P13">| PC | ReadData1 | ReadData2 | Instructions[15-0] | Instructions[20-16] | Instructions[15-11] |</text:p>
      <text:p text:style-name="P13">+----+-----------+-----------+--------------------+---------------------+---------------------+</text:p>
      <text:p text:style-name="P13">| 4 <text:s/>| <text:s text:c="4"/>6 <text:s text:c="4"/>| <text:s text:c="4"/>7 <text:s text:c="4"/>| <text:s text:c="8"/>n/a <text:s text:c="7"/>| <text:s text:c="10"/>6 <text:s text:c="8"/>| <text:s text:c="9"/>4 <text:s text:c="9"/>|</text:p>
      <text:p text:style-name="P13">+---------------------------------------------------------------------------------------------+</text:p>
      <text:p text:style-name="P13"/>
      <text:p text:style-name="P13">EX Stage</text:p>
      <text:p text:style-name="P13">MUX 11: 7</text:p>
      <text:p text:style-name="P13"/>
      <text:p text:style-name="P13"/>
      <text:p text:style-name="P13"/>
      <text:p text:style-name="P13"><text:soft-page-break/>EX/MEM buffer</text:p>
      <text:p text:style-name="P13">+------------------------------------------------------------+</text:p>
      <text:p text:style-name="P13">| Add result | ReadData2 | ALU result | Zero | Add Result |</text:p>
      <text:p text:style-name="P13">+---------------+-----------+------------+-------------------+</text:p>
      <text:p text:style-name="P13">| <text:s text:c="4"/>2 <text:s text:c="8"/>| <text:s text:c="4"/>7 <text:s text:c="4"/>| <text:s text:c="4"/>13 <text:s text:c="4"/>| <text:s/>0 <text:s text:c="2"/>| <text:s text:c="5"/>4 <text:s text:c="4"/>|</text:p>
      <text:p text:style-name="P13">+------------------------------------------------------------+</text:p>
      <text:p text:style-name="P13"/>
      <text:p text:style-name="P13">MEM Stage</text:p>
      <text:p text:style-name="P13"/>
      <text:p text:style-name="P13">MEM/WB buffer</text:p>
      <text:p text:style-name="P13">+----------+-------------+----+</text:p>
      <text:p text:style-name="P13">| ReadData | <text:s/>ALU result | rd |</text:p>
      <text:p text:style-name="P13">+----------+-------------+----+</text:p>
      <text:p text:style-name="P13">| <text:s text:c="3"/>Z <text:s text:c="4"/>| <text:s text:c="4"/>13 <text:s text:c="5"/>| <text:s/>4 |</text:p>
      <text:p text:style-name="P13">+----------+-------------+----+</text:p>
      <text:p text:style-name="P13"/>
      <text:p text:style-name="P13">WB Stage</text:p>
      <text:p text:style-name="P13">WriteData: 13</text:p>
      <text:p text:style-name="P13">WriteReg: 4</text:p>
      <text:p text:style-name="P13">Enter instruction in the format (or 0 to exit):</text:p>
      <text:p text:style-name="P13"><text:s/>&lt;opcode&gt;&lt;operand1&gt;&lt;operand2&gt;&lt;operand3&gt;</text:p>
      <text:p text:style-name="P13">&lt;34&gt;&lt;8&gt;&lt;11&gt;&lt;1&gt;</text:p>
      <text:p text:style-name="P13">34</text:p>
      <text:p text:style-name="P13">8</text:p>
      <text:p text:style-name="P13">11</text:p>
      <text:p text:style-name="P13">1</text:p>
      <text:p text:style-name="P13"/>
      <text:p text:style-name="P13">Semantics: $8 = $11 - $1</text:p>
      <text:p text:style-name="P13"/>
      <text:p text:style-name="P13">IF Stage:</text:p>
      <text:p text:style-name="P13">Read address: 4</text:p>
      <text:p text:style-name="P13"/>
      <text:p text:style-name="P13">IF/ID buffer</text:p>
      <text:p text:style-name="P13">+----------------------------------------+</text:p>
      <text:p text:style-name="P13">| op | rs | rt | rd | shamt | funct | PC |</text:p>
      <text:p text:style-name="P13">+----+----+----+----+-------+------------+</text:p>
      <text:p text:style-name="P13">| 0 <text:s/>| 11 <text:s/>| 1 <text:s/>| 8 <text:s/>| <text:s text:c="2"/>0 <text:s text:c="2"/>| <text:s text:c="2"/>34 <text:s/>| 8 <text:s/>|</text:p>
      <text:p text:style-name="P13">+----------------------------------------+</text:p>
      <text:p text:style-name="P13"/>
      <text:p text:style-name="P13">ID Stage</text:p>
      <text:p text:style-name="P13">readRegister1: 11</text:p>
      <text:p text:style-name="P13">readRegister2: 1</text:p>
      <text:p text:style-name="P13">writeRegister: 8</text:p>
      <text:p text:style-name="P13">Readdata1: 12</text:p>
      <text:p text:style-name="P13">Readdata2: 2</text:p>
      <text:p text:style-name="P13"/>
      <text:p text:style-name="P13"/>
      <text:p text:style-name="P13"/>
      <text:p text:style-name="P13"/>
      <text:p text:style-name="P13"><text:soft-page-break/>Control Signal Vector</text:p>
      <text:p text:style-name="P13">+-----------------------------------------------------------------------------------------------+</text:p>
      <text:p text:style-name="P13">| <text:s text:c="11"/>Execution Stage <text:s text:c="11"/>| <text:s text:c="8"/>Memory Stage <text:s text:c="9"/>| Write Back Stage <text:s text:c="5"/>|</text:p>
      <text:p text:style-name="P13">+---------------------------------------+-------------------+-----------------------------------+</text:p>
      <text:p text:style-name="P13">| Reg Dst | ALU Op1 | ALU Op0 | ALU Src | Branch | Mem Read | Mem Write | Reg Write | MemToReg <text:s/>|</text:p>
      <text:p text:style-name="P13">+---------+---------+---------+---------+--------+----------+-----------+-----------+-----------+</text:p>
      <text:p text:style-name="P13">| <text:s text:c="3"/>1 <text:s text:c="3"/>| <text:s text:c="3"/>1 <text:s text:c="3"/>| <text:s text:c="3"/>0 <text:s text:c="3"/>| <text:s text:c="3"/>0 <text:s text:c="3"/>| <text:s text:c="3"/>0 <text:s text:c="2"/>| <text:s text:c="4"/>0 <text:s text:c="3"/>| <text:s text:c="4"/>0 <text:s text:c="4"/>| <text:s text:c="5"/>1 <text:s text:c="3"/>| <text:s text:c="4"/>0 <text:s text:c="4"/>|</text:p>
      <text:p text:style-name="P13">+-----------------------------------------------------------------------------------------------+</text:p>
      <text:p text:style-name="P13"/>
      <text:p text:style-name="P13">ID/EX buffer</text:p>
      <text:p text:style-name="P13">+---------------------------------------------------------------------------------------------+</text:p>
      <text:p text:style-name="P13">| PC | ReadData1 | ReadData2 | Instructions[15-0] | Instructions[20-16] | Instructions[15-11] |</text:p>
      <text:p text:style-name="P13">+----+-----------+-----------+--------------------+---------------------+---------------------+</text:p>
      <text:p text:style-name="P13">| 8 <text:s/>| <text:s text:c="4"/>12 <text:s text:c="4"/>| <text:s text:c="4"/>2 <text:s text:c="4"/>| <text:s text:c="8"/>n/a <text:s text:c="7"/>| <text:s text:c="10"/>1 <text:s text:c="8"/>| <text:s text:c="9"/>8 <text:s text:c="9"/>|</text:p>
      <text:p text:style-name="P13">+---------------------------------------------------------------------------------------------+</text:p>
      <text:p text:style-name="P13"/>
      <text:p text:style-name="P13">EX Stage</text:p>
      <text:p text:style-name="P13"/>
      <text:p text:style-name="P13">EX/MEM buffer</text:p>
      <text:p text:style-name="P13">+--------------------------------------------+</text:p>
      <text:p text:style-name="P13">| ReadData2 | ALU result | Zero | Add Result |</text:p>
      <text:p text:style-name="P13">+-----------+------------+------+------------+</text:p>
      <text:p text:style-name="P13">| <text:s text:c="4"/>2 <text:s text:c="4"/>| <text:s text:c="4"/>10 <text:s text:c="4"/>| <text:s/>0 <text:s text:c="2"/>| <text:s text:c="5"/>8 <text:s text:c="4"/>|</text:p>
      <text:p text:style-name="P13">+--------------------------------------------+</text:p>
      <text:p text:style-name="P13"/>
      <text:p text:style-name="P13">MEM Stage</text:p>
      <text:p text:style-name="P13"/>
      <text:p text:style-name="P13">MEM/WB buffer</text:p>
      <text:p text:style-name="P13">+----------+-------------+----+</text:p>
      <text:p text:style-name="P13">| ReadData | <text:s/>ALU result | rd |</text:p>
      <text:p text:style-name="P13">+----------+-------------+----+</text:p>
      <text:p text:style-name="P13">| <text:s text:c="3"/>Z <text:s text:c="4"/>| <text:s text:c="4"/>10 <text:s text:c="5"/>| <text:s/>8 |</text:p>
      <text:p text:style-name="P13">+----------+-------------+----+</text:p>
      <text:p text:style-name="P13"/>
      <text:p text:style-name="P13">WB Stage</text:p>
      <text:p text:style-name="P13">Write data: 10</text:p>
      <text:p text:style-name="P13">Write register: 8</text:p>
      <text:p text:style-name="P13">Enter instruction in the format (or 0 to exit):</text:p>
      <text:p text:style-name="P13"><text:s/>&lt;opcode&gt;&lt;operand1&gt;&lt;operand2&gt;&lt;operand3&gt;</text:p>
      <text:p text:style-name="P13">&lt;35&gt;&lt;16&gt;&lt;22&gt;&lt;7&gt;</text:p>
      <text:p text:style-name="P13">35</text:p>
      <text:p text:style-name="P13">16</text:p>
      <text:p text:style-name="P13">22</text:p>
      <text:p text:style-name="P13">7</text:p>
      <text:p text:style-name="P13"/>
      <text:p text:style-name="P13">Semantics: $16 = Memory[$7+22]</text:p>
      <text:p text:style-name="P13"/>
      <text:p text:style-name="P13">IF Stage:</text:p>
      <text:p text:style-name="P13"><text:soft-page-break/>Read address: 8</text:p>
      <text:p text:style-name="P13"/>
      <text:p text:style-name="P13"/>
      <text:p text:style-name="P13"/>
      <text:p text:style-name="P13"/>
      <text:p text:style-name="P13">IF/ID buffer</text:p>
      <text:p text:style-name="P13">+----------------------------------------+</text:p>
      <text:p text:style-name="P13">| op | rs | rt | address/immediate | PC |</text:p>
      <text:p text:style-name="P13">+----+----+----+-------------------+----+</text:p>
      <text:p text:style-name="P13">| 35 | 16 <text:s/>| 7 <text:s/>| <text:s text:c="7"/>22 <text:s text:c="9"/>| <text:s/>12 |</text:p>
      <text:p text:style-name="P13">+----------------------------------------+</text:p>
      <text:p text:style-name="P13"/>
      <text:p text:style-name="P13">ID Stage</text:p>
      <text:p text:style-name="P13">readRegister : 16</text:p>
      <text:p text:style-name="P13">writeRegister: 7</text:p>
      <text:p text:style-name="P13">Memory address: $7+22</text:p>
      <text:p text:style-name="P13">Readdata1: 17</text:p>
      <text:p text:style-name="P13">address: 22</text:p>
      <text:p text:style-name="P13">address is converted from 16-bit to 32-bit</text:p>
      <text:p text:style-name="P13"/>
      <text:p text:style-name="P13">Control Signal Vector</text:p>
      <text:p text:style-name="P13">+-----------------------------------------------------------------------------------------------+</text:p>
      <text:p text:style-name="P13">| <text:s text:c="11"/>Execution Stage <text:s text:c="11"/>| <text:s text:c="8"/>Memory Stage <text:s text:c="9"/>| Write Back Stage <text:s text:c="5"/>|</text:p>
      <text:p text:style-name="P13">+---------------------------------------+-------------------+-----------------------------------+</text:p>
      <text:p text:style-name="P13">| Reg Dst | ALU Op1 | ALU Op0 | ALU Src | Branch | Mem Read | Mem Write | Reg Write | MemToReg <text:s/>|</text:p>
      <text:p text:style-name="P13">+---------+---------+---------+---------+--------+----------+-----------+-----------+-----------+</text:p>
      <text:p text:style-name="P13">| <text:s text:c="3"/>0 <text:s text:c="3"/>| <text:s text:c="3"/>0 <text:s text:c="3"/>| <text:s text:c="3"/>0 <text:s text:c="3"/>| <text:s text:c="3"/>1 <text:s text:c="3"/>| <text:s text:c="3"/>0 <text:s text:c="2"/>| <text:s text:c="4"/>1 <text:s text:c="3"/>| <text:s text:c="4"/>0 <text:s text:c="4"/>| <text:s text:c="5"/>1 <text:s text:c="3"/>| <text:s text:c="4"/>1 <text:s text:c="4"/>|</text:p>
      <text:p text:style-name="P13">+-----------------------------------------------------------------------------------------------+</text:p>
      <text:p text:style-name="P13"/>
      <text:p text:style-name="P13">ID/EX buffer</text:p>
      <text:p text:style-name="P13">+---------------------------------------------------------------------------------------------+</text:p>
      <text:p text:style-name="P13">| PC | ReadData1 | ReadData2 | Instructions[15-0] | Instructions[20-16] | Instructions[15-11] |</text:p>
      <text:p text:style-name="P13">+----+-----------+-----------+--------------------+---------------------+---------------------+</text:p>
      <text:p text:style-name="P13">| 12 <text:s/>| <text:s text:c="3"/>17 <text:s text:c="5"/>| <text:s text:c="3"/>8 <text:s text:c="5"/>| <text:s text:c="9"/>22 <text:s text:c="8"/>| <text:s text:c="6"/>n/a <text:s text:c="10"/>| <text:s text:c="9"/>n/a <text:s text:c="7"/>|</text:p>
      <text:p text:style-name="P13">+---------------------------------------------------------------------------------------------+</text:p>
      <text:p text:style-name="P13"/>
      <text:p text:style-name="P13">EX Stage</text:p>
      <text:p text:style-name="P13">ALUresult: 39</text:p>
      <text:p text:style-name="P13"/>
      <text:p text:style-name="P13">EX/MEM buffer</text:p>
      <text:p text:style-name="P13">+-----------------------------------------------+</text:p>
      <text:p text:style-name="P13">| ReadData2 | ALU result | Zero | Add Result <text:s text:c="3"/>|</text:p>
      <text:p text:style-name="P13">+-----------+------------+------+---------------+</text:p>
      <text:p text:style-name="P13">| <text:s text:c="4"/>8 <text:s text:c="4"/>| <text:s text:c="5"/>39 <text:s text:c="4"/>| <text:s/>0 <text:s text:c="2"/>| <text:s text:c="6"/>12 <text:s text:c="6"/>|</text:p>
      <text:p text:style-name="P13">+-----------------------------------------------+</text:p>
      <text:p text:style-name="P13"/>
      <text:p text:style-name="P13">MEM Stage</text:p>
      <text:p text:style-name="P13">Address: 39</text:p>
      <text:p text:style-name="P13"><text:soft-page-break/>Read data: 0</text:p>
      <text:p text:style-name="P13"/>
      <text:p text:style-name="P13">MEM/WB buffer</text:p>
      <text:p text:style-name="P13">+----------+-------------+</text:p>
      <text:p text:style-name="P13">| ReadData | <text:s/>ALU result |</text:p>
      <text:p text:style-name="P13">+----------+-------------+</text:p>
      <text:p text:style-name="P13">| <text:s text:c="3"/>0 <text:s text:c="4"/>| <text:s text:c="6"/>39 <text:s text:c="4"/>|</text:p>
      <text:p text:style-name="P13">+----------+-------------+</text:p>
      <text:p text:style-name="P13"/>
      <text:p text:style-name="P13">WB Stage</text:p>
      <text:p text:style-name="P13">Write register: 0</text:p>
      <text:p text:style-name="P13">Enter instruction in the format (or 0 to exit):</text:p>
      <text:p text:style-name="P13"><text:s/>&lt;opcode&gt;&lt;operand1&gt;&lt;operand2&gt;&lt;operand3&gt;</text:p>
      <text:p text:style-name="P13">&lt;43&gt;&lt;2&gt;&lt;15&gt;&lt;12&gt;</text:p>
      <text:p text:style-name="P13">43</text:p>
      <text:p text:style-name="P13">2</text:p>
      <text:p text:style-name="P13">15</text:p>
      <text:p text:style-name="P13">12</text:p>
      <text:p text:style-name="P13"/>
      <text:p text:style-name="P13">Semantics: Memory[$12+15] = $2</text:p>
      <text:p text:style-name="P13"/>
      <text:p text:style-name="P13">IF Stage:</text:p>
      <text:p text:style-name="P13">Read address: 12</text:p>
      <text:p text:style-name="P13"/>
      <text:p text:style-name="P13">IF/ID buffer</text:p>
      <text:p text:style-name="P13">+----------------------------------------+</text:p>
      <text:p text:style-name="P13">| op | rs | rt | address/immediate | PC |</text:p>
      <text:p text:style-name="P13">+----+----+----+----+-------+------------+</text:p>
      <text:p text:style-name="P13">| 43 | 12 <text:s/>| 2 <text:s/>| 15 <text:s/>| <text:s/>16 <text:s/>|</text:p>
      <text:p text:style-name="P13">+----------------------------------------+</text:p>
      <text:p text:style-name="P13"/>
      <text:p text:style-name="P13">ID Stage</text:p>
      <text:p text:style-name="P13">readRegister1: 2</text:p>
      <text:p text:style-name="P13">readRegister2: 12</text:p>
      <text:p text:style-name="P13">Readdata1: 3</text:p>
      <text:p text:style-name="P13">Readdata2: 13</text:p>
      <text:p text:style-name="P13">address: 15</text:p>
      <text:p text:style-name="P13">address is converted from 16-bit to 32-bit</text:p>
      <text:p text:style-name="P13"/>
      <text:p text:style-name="P13">Control Signal Vector</text:p>
      <text:p text:style-name="P13">+-----------------------------------------------------------------------------------------------+</text:p>
      <text:p text:style-name="P13">| <text:s text:c="11"/>Execution Stage <text:s text:c="11"/>| <text:s text:c="8"/>Memory Stage <text:s text:c="9"/>| Write Back Stage <text:s text:c="5"/>|</text:p>
      <text:p text:style-name="P13">+---------------------------------------+-------------------+-----------------------------------+</text:p>
      <text:p text:style-name="P13">| Reg Dst | ALU Op1 | ALU Op0 | ALU Src | Branch | Mem Read | Mem Write | Reg Write | MemToReg <text:s/>|</text:p>
      <text:p text:style-name="P13">+---------+---------+---------+---------+--------+----------+-----------+-----------+-----------+</text:p>
      <text:p text:style-name="P13">| <text:s text:c="3"/>X <text:s text:c="3"/>| <text:s text:c="3"/>0 <text:s text:c="3"/>| <text:s text:c="3"/>0 <text:s text:c="3"/>| <text:s text:c="3"/>1 <text:s text:c="3"/>| <text:s text:c="3"/>0 <text:s text:c="2"/>| <text:s text:c="4"/>0 <text:s text:c="3"/>| <text:s text:c="4"/>1 <text:s text:c="4"/>| <text:s text:c="5"/>0 <text:s text:c="3"/>| <text:s text:c="4"/>X <text:s text:c="4"/>|</text:p>
      <text:p text:style-name="P13">+-----------------------------------------------------------------------------------------------+</text:p>
      <text:p text:style-name="P13"/>
      <text:p text:style-name="P13"><text:soft-page-break/>ID/EX buffer</text:p>
      <text:p text:style-name="P13">+---------------------------------------------------------------------------------------------+</text:p>
      <text:p text:style-name="P13">| PC | ReadData1 | ReadData2 | Instructions[15-0] | Instructions[20-16] | Instructions[15-11] |</text:p>
      <text:p text:style-name="P13">+----+-----------+-----------+--------------------+---------------------+---------------------+</text:p>
      <text:p text:style-name="P13">| 16 <text:s/>| <text:s text:c="3"/>3 <text:s text:c="5"/>| <text:s text:c="3"/>13 <text:s text:c="5"/>| <text:s text:c="9"/>7 <text:s text:c="8"/>| <text:s text:c="6"/>n/a <text:s text:c="10"/>| <text:s text:c="9"/>n/a <text:s text:c="7"/>|</text:p>
      <text:p text:style-name="P13">+---------------------------------------------------------------------------------------------+</text:p>
      <text:p text:style-name="P13"/>
      <text:p text:style-name="P13">EX Stage</text:p>
      <text:p text:style-name="P13"/>
      <text:p text:style-name="P13">EX/MEM buffer</text:p>
      <text:p text:style-name="P13">+-----------------------------------------------+</text:p>
      <text:p text:style-name="P13">| ReadData2 | ALU result | Zero | Add Result <text:s text:c="3"/>|</text:p>
      <text:p text:style-name="P13">+-----------+------------+------+---------------+</text:p>
      <text:p text:style-name="P13">| <text:s text:c="4"/>13 <text:s text:c="4"/>| <text:s text:c="5"/>28 <text:s text:c="4"/>| <text:s/>0 <text:s text:c="2"/>| <text:s text:c="6"/>16 <text:s text:c="6"/>|</text:p>
      <text:p text:style-name="P13">+-----------------------------------------------+</text:p>
      <text:p text:style-name="P13"/>
      <text:p text:style-name="P13">MEM Stage</text:p>
      <text:p text:style-name="P13">Address: 28</text:p>
      <text:p text:style-name="P13">Write data: 13</text:p>
      <text:p text:style-name="P13"/>
      <text:p text:style-name="P13">MEM/WB buffer</text:p>
      <text:p text:style-name="P13">+----------+-------------+----+</text:p>
      <text:p text:style-name="P13">| ReadData | <text:s/>ALU result | rd |</text:p>
      <text:p text:style-name="P13">+----------+-------------+----+</text:p>
      <text:p text:style-name="P13">| 0 <text:s text:c="4"/>| <text:s text:c="4"/>28 <text:s text:c="5"/>| <text:s/>7 |</text:p>
      <text:p text:style-name="P13">+----------+-------------+----+</text:p>
      <text:p text:style-name="P13"/>
      <text:p text:style-name="P13">WB Stage</text:p>
      <text:p text:style-name="P13">Memory28= 13</text:p>
      <text:p text:style-name="P13">Enter instruction in the format (or 0 to exit):</text:p>
      <text:p text:style-name="P13"><text:s/>&lt;opcode&gt;&lt;operand1&gt;&lt;operand2&gt;&lt;operand3&gt;</text:p>
      <text:p text:style-name="P13">&lt;4&gt;&lt;7&gt;&lt;26&gt;&lt;12&gt;</text:p>
      <text:p text:style-name="P13">4</text:p>
      <text:p text:style-name="P13">7</text:p>
      <text:p text:style-name="P13">26</text:p>
      <text:p text:style-name="P13">12</text:p>
      <text:p text:style-name="P13"/>
      <text:p text:style-name="P13">Semantics: if($12==$26) go to PC+4+7100x4</text:p>
      <text:p text:style-name="P13">+-----------------------------------+</text:p>
      <text:p text:style-name="P13">| op | rs | rt | <text:s/>address/immediate |</text:p>
      <text:p text:style-name="P13">+----+----+----+----+---------------+</text:p>
      <text:p text:style-name="P13">| 4 <text:s/>| 7 | <text:s/>26 | <text:s text:c="7"/>12 <text:s text:c="6"/>|</text:p>
      <text:p text:style-name="P13">+-----------------------------------+</text:p>
      <text:p text:style-name="P13">+-----------------------------------------------------------------------------------------------+</text:p>
      <text:p text:style-name="P13">| <text:s text:c="11"/>Execution Stage <text:s text:c="11"/>| <text:s/>Memory Stage <text:s text:c="4"/>| <text:s text:c="8"/>Write back Stage <text:s text:c="9"/>|</text:p>
      <text:p text:style-name="P13">+---------------------------------------+-------------------+-----------------------------------+</text:p>
      <text:p text:style-name="P13">| Reg Dst | ALU Op1 | ALU Op0 | ALU Src | Branch | Mem Read | Mem Write | Reg Write | MemToReg <text:s/>|</text:p>
      <text:p text:style-name="P13">+---------+---------+---------+---------+--------+----------+-----------+-----------+-----------+</text:p>
      <text:p text:style-name="P13"><text:soft-page-break/>| <text:s text:c="3"/>X <text:s text:c="3"/>| <text:s text:c="3"/>0 <text:s text:c="3"/>| <text:s text:c="3"/>1 <text:s text:c="3"/>| <text:s text:c="3"/>0 <text:s text:c="3"/>| <text:s text:c="3"/>1 <text:s text:c="2"/>| <text:s text:c="4"/>0 <text:s text:c="3"/>| <text:s text:c="4"/>0 <text:s text:c="4"/>| <text:s text:c="5"/>0 <text:s text:c="3"/>| <text:s text:c="4"/>X <text:s text:c="4"/>|</text:p>
      <text:p text:style-name="P13">+-----------------------------------------------------------------------------------------------+</text:p>
      <text:p text:style-name="P13"/>
      <text:p text:style-name="P13">ID/EX buffer</text:p>
      <text:p text:style-name="P13">+---------------------------------------------------------------------------------------------+</text:p>
      <text:p text:style-name="P13">| PC | ReadData1 | ReadData2 | Instructions[20-16] | Instructions[15-11] | Instructions[10-0] |</text:p>
      <text:p text:style-name="P13">+----+-----------+-----------+---------------------+---------------------+--------------------+</text:p>
      <text:p text:style-name="P13">| 20 <text:s/>| <text:s text:c="3"/>8 <text:s text:c="5"/>| <text:s text:c="3"/>27 <text:s text:c="5"/>| <text:s text:c="8"/>n/a <text:s text:c="8"/>| <text:s text:c="9"/>7 <text:s text:c="9"/>| <text:s text:c="8"/>n/a <text:s text:c="7"/>|</text:p>
      <text:p text:style-name="P13">+---------------------------------------------------------------------------------------------+</text:p>
      <text:p text:style-name="P13"/>
      <text:p text:style-name="P13">EX Stage</text:p>
      <text:p text:style-name="P13">Zero: 0</text:p>
      <text:p text:style-name="P13"/>
      <text:p text:style-name="P13">EX/MEM buffer</text:p>
      <text:p text:style-name="P13">+--------------------------------------------+</text:p>
      <text:p text:style-name="P13">| ReadData2 | ALU result | Zero | Add Result |</text:p>
      <text:p text:style-name="P13">+-----------+------------+------+------------+</text:p>
      <text:p text:style-name="P13">| <text:s text:c="3"/>27 <text:s text:c="5"/>| <text:s text:c="5"/>28 <text:s text:c="4"/>| <text:s/>0 <text:s text:c="2"/>| <text:s text:c="5"/>20 <text:s text:c="4"/>|</text:p>
      <text:p text:style-name="P13">+--------------------------------------------+</text:p>
      <text:p text:style-name="P13">not equal</text:p>
      <text:p text:style-name="P13">PC: 20</text:p>
      <text:p text:style-name="P13">Enter instruction in the format (or 0 to exit):</text:p>
      <text:p text:style-name="P13"><text:s/>&lt;opcode&gt;&lt;operand1&gt;&lt;operand2&gt;&lt;operand3&gt;</text:p>
      <text:p text:style-name="P13">0</text:p>
      <text:p text:style-name="P13">Register Values: </text:p>
      <text:p text:style-name="P13">R1: 1</text:p>
      <text:p text:style-name="P13">R2: 2</text:p>
      <text:p text:style-name="P13">R3: 3</text:p>
      <text:p text:style-name="P13">R4: 4</text:p>
      <text:p text:style-name="P13">R5: 13</text:p>
      <text:p text:style-name="P13">R6: 6</text:p>
      <text:p text:style-name="P13">R7: 7</text:p>
      <text:p text:style-name="P13">R8: 8</text:p>
      <text:p text:style-name="P13">R9: 10</text:p>
      <text:p text:style-name="P13">R10: 10</text:p>
      <text:p text:style-name="P13">R11: 11</text:p>
      <text:p text:style-name="P13">R12: 12</text:p>
      <text:p text:style-name="P13">R13: 13</text:p>
      <text:p text:style-name="P13">R14: 14</text:p>
      <text:p text:style-name="P13">R15: 15</text:p>
      <text:p text:style-name="P13">R16: 16</text:p>
      <text:p text:style-name="P13">R17: 17</text:p>
      <text:p text:style-name="P13">R18: 18</text:p>
      <text:p text:style-name="P13">R19: 19</text:p>
      <text:p text:style-name="P13">R20: 20</text:p>
      <text:p text:style-name="P13">R21: 21</text:p>
      <text:p text:style-name="P13">R22: 22</text:p>
      <text:p text:style-name="P13">R23: 23</text:p>
      <text:p text:style-name="P13">R24: 24</text:p>
      <text:p text:style-name="P13"><text:soft-page-break/>R25: 25</text:p>
      <text:p text:style-name="P13">R26: 26</text:p>
      <text:p text:style-name="P13">R27: 27</text:p>
      <text:p text:style-name="P13">R28: 28</text:p>
      <text:p text:style-name="P13">R29: 29</text:p>
      <text:p text:style-name="P13">R30: 30</text:p>
      <text:p text:style-name="P13"/>
      <text:p text:style-name="P13">Memory Values: </text:p>
      <text:p text:style-name="P13">Memory1: 0<text:tab/>Memory2: 0<text:tab/>Memory3: 0<text:tab/>Memory4: 0</text:p>
      <text:p text:style-name="P13">Memory5: 0<text:tab/>Memory6: 0<text:tab/>Memory7: 0<text:tab/>Memory8: 0</text:p>
      <text:p text:style-name="P13">Memory9: 0<text:tab/>Memory10: 0<text:tab/>Memory11: 0<text:tab/>Memory12: 0</text:p>
      <text:p text:style-name="P13">Memory13: 0<text:tab/>Memory14: 0<text:tab/>Memory15: 0<text:tab/>Memory16: 0</text:p>
      <text:p text:style-name="P13">Memory17: 0<text:tab/>Memory18: 0<text:tab/>Memory19: 0<text:tab/>Memory20: 0</text:p>
      <text:p text:style-name="P13">Memory21: 0<text:tab/>Memory22: 0<text:tab/>Memory23: 0<text:tab/>Memory24: 0</text:p>
      <text:p text:style-name="P13">Memory25: 0<text:tab/>Memory26: 0<text:tab/>Memory27: 0<text:tab/>Memory28: 0</text:p>
      <text:p text:style-name="P13">Memory29: 13<text:tab/>Memory30: 0<text:tab/>Memory31: 0<text:tab/>Memory32: 0</text:p>
      <text:p text:style-name="P13">Memory33: 0<text:tab/>Memory34: 0<text:tab/>Memory35: 0<text:tab/>Memory36: 0</text:p>
      <text:p text:style-name="P13">Memory37: 0<text:tab/>Memory38: 0<text:tab/>Memory39: 0<text:tab/>Memory40: 0</text:p>
      <text:p text:style-name="P13">Memory41: 0<text:tab/>Memory42: 0<text:tab/>Memory43: 0<text:tab/>Memory44: 0</text:p>
      <text:p text:style-name="P13">Memory45: 0<text:tab/>Memory46: 0<text:tab/>Memory47: 0<text:tab/>Memory48: 0</text:p>
      <text:p text:style-name="P13">Memory49: 0<text:tab/>Memory50: 0<text:tab/>Memory51: 0<text:tab/>Memory52: 0</text:p>
      <text:p text:style-name="P13">Memory53: 0<text:tab/>Memory54: 0<text:tab/>Memory55: 0<text:tab/>Memory56: 0</text:p>
      <text:p text:style-name="P13">Memory57: 0<text:tab/>Memory58: 0<text:tab/>Memory59: 0<text:tab/>Memory60: 0</text:p>
      <text:p text:style-name="P13">Memory61: 0<text:tab/>Memory62: 0<text:tab/>Memory63: 0<text:tab/>Memory64: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22:29:09.188647655</meta:creation-date>
    <meta:editing-duration>PT5M27S</meta:editing-duration>
    <meta:editing-cycles>2</meta:editing-cycles>
    <meta:generator>LibreOffice/5.0.2.2$Linux_X86_64 LibreOffice_project/00m0$Build-2</meta:generator>
    <dc:date>2016-02-17T23:04:24.966944731</dc:date>
    <meta:document-statistic meta:table-count="0" meta:image-count="0" meta:object-count="0" meta:page-count="12" meta:paragraph-count="334" meta:word-count="1941" meta:character-count="14207" meta:non-whitespace-character-count="11605"/>
  </office:meta>
</office:document-meta>
</file>